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nalty x 2</text:p>
          </table:table-cell>
          <table:table-cell table:number-columns-repeated="3"/>
          <table:table-cell office:value-type="string" calcext:value-type="string">
            <text:p>standard penal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objective</text:p>
          </table:table-cell>
          <table:table-cell office:value-type="float" office:value="23041.1532493039" calcext:value-type="float">
            <text:p>23041.1532493039</text:p>
          </table:table-cell>
          <table:table-cell/>
          <table:table-cell office:value-type="string" calcext:value-type="string">
            <text:p>penalty</text:p>
          </table:table-cell>
          <table:table-cell office:value-type="string" calcext:value-type="string">
            <text:p>objective</text:p>
          </table:table-cell>
          <table:table-cell office:value-type="float" office:value="202497.17938828" calcext:value-type="float">
            <text:p>202497.17938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on</text:p>
          </table:table-cell>
          <table:table-cell office:value-type="string" calcext:value-type="string">
            <text:p>objective</text:p>
          </table:table-cell>
          <table:table-cell office:value-type="float" office:value="3101843.57567705" calcext:value-type="float">
            <text:p>3101843.57567705</text:p>
          </table:table-cell>
          <table:table-cell/>
          <table:table-cell office:value-type="string" calcext:value-type="string">
            <text:p>production</text:p>
          </table:table-cell>
          <table:table-cell office:value-type="string" calcext:value-type="string">
            <text:p>objective</text:p>
          </table:table-cell>
          <table:table-cell office:value-type="float" office:value="2811764.95717711" calcext:value-type="float">
            <text:p>2811764.95717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jective</text:p>
          </table:table-cell>
          <table:table-cell office:value-type="float" office:value="3124884.72892635" calcext:value-type="float">
            <text:p>3124884.72892635</text:p>
          </table:table-cell>
          <table:table-cell table:number-columns-repeated="2"/>
          <table:table-cell office:value-type="string" calcext:value-type="string">
            <text:p>objective</text:p>
          </table:table-cell>
          <table:table-cell office:value-type="float" office:value="3014262.13656539" calcext:value-type="float">
            <text:p>3014262.136565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42:53.018923313</meta:creation-date>
    <dc:date>2019-04-10T16:56:33.990708803</dc:date>
    <meta:editing-duration>PT13M41S</meta:editing-duration>
    <meta:editing-cycles>2</meta:editing-cycles>
    <meta:generator>LibreOffice/5.3.6.1$Linux_X86_64 LibreOffice_project/30$Build-1</meta:generator>
    <meta:document-statistic meta:table-count="1" meta:cell-count="18" meta:object-count="0"/>
  </office:meta>
</office:document-meta>
</file>